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2"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3" style:family="section">
      <style:section-properties anx:BungeniSectionType="body" style:editable="false">
        <style:columns fo:column-count="1" fo:column-gap="0in"/>
      </style:section-properties>
    </style:style>
    <style:style style:name="Sect4"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5"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8225088">
          <text:deletion>
            <office:change-info>
              <dc:creator>Adan Billow</dc:creator>
              <dc:date>2010-02-25T17:45:00</dc:date>
            </office:change-info>
            <text:p text:style-name="Standard">8:22 AM</text:p>
          </text:deletion>
        </text:changed-region>
        <text:changed-region text:id="ct-1418227440">
          <text:insertion>
            <office:change-info>
              <dc:creator>Adan Billow</dc:creator>
              <dc:date>2010-02-25T17:45:00</dc:date>
            </office:change-info>
          </text:insertion>
        </text:changed-region>
        <text:changed-region text:id="ct-1418224416">
          <text:deletion>
            <office:change-info>
              <dc:creator>Adan Billow</dc:creator>
              <dc:date>2010-02-25T17:45:00</dc:date>
            </office:change-info>
            <text:p text:style-name="Standard"/>
            <text:section text:style-name="Sect1" text:name="papers1">
              <text:p text:style-name="heading_5f_papers">PAPERS LAID </text:p>
              <text:p text:style-name="subheading_5f_papers"><text:tab/>The following Papers were laid on the Table:- </text:p>
              <text:section text:style-name="Sect2" text:name="tbldocs1">
                <text:list xml:id="list1070037396"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debaterecord">
        <text:p text:style-name="Standard"/>
        <text:section text:style-name="Sect4"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text:change text:change-id="ct-1418225088"/><text:change-start text:change-id="ct-1418227440"/>0822 hours<text:change-end text:change-id="ct-1418227440"/> </text:p>
          <text:p text:style-name="Standard"/>
        </text:section>
        <text:p text:style-name="Standard"/>
        <text:section text:style-name="Sect5" text:name="comment1">
          <text:p text:style-name="observation">[Mr. Deputy Speaker in the Chair] </text:p>
        </text:section>
        <text:p text:style-name="Standard"><text:tab/> </text:p>
        <text:section text:style-name="Sect5" text:name="comment2">
          <text:p text:style-name="observation">PRAYERS </text:p>
        </text:section>
        <text:p text:style-name="Standard"><text:change text:change-id="ct-1418224416"/></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6M42S</meta:editing-duration>
    <meta:editing-cycles>4</meta:editing-cycles>
    <meta:generator>OpenOffice.org/3.1$Linux OpenOffice.org_project/310m19$Build-9420</meta:generator>
    <meta:initial-creator>Adan Billow</meta:initial-creator>
    <dc:date>2010-02-25T17:45:25</dc:date>
    <dc:creator>Adan Billow</dc:creator>
    <meta:document-statistic meta:table-count="0" meta:image-count="0" meta:object-count="0" meta:page-count="2" meta:paragraph-count="26" meta:word-count="164" meta:character-count="1008"/>
    <meta:user-defined meta:name="BungeniCountryCode">ke</meta:user-defined>
    <meta:user-defined meta:name="BungeniDocOwner">David Eto</meta:user-defined>
    <meta:user-defined meta:name="BungeniDocAuthor">Adan Billow</meta:user-defined>
    <meta:user-defined meta:name="BungeniDocEdit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